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5pt" officeooo:paragraph-rsid="00243d9b" style:font-size-asian="15pt" style:font-size-complex="15pt"/>
    </style:style>
    <style:style style:name="P2" style:family="paragraph" style:parent-style-name="Standard">
      <style:text-properties style:font-name="Liberation Serif" fo:font-size="15pt" officeooo:rsid="001cac4f" officeooo:paragraph-rsid="002246c9" style:font-size-asian="15pt" style:font-size-complex="15pt"/>
    </style:style>
    <style:style style:name="P3" style:family="paragraph" style:parent-style-name="Standard">
      <style:text-properties style:font-name="Liberation Serif" fo:font-size="15pt" officeooo:rsid="001cac4f" officeooo:paragraph-rsid="0020513a" style:font-size-asian="15pt" style:font-size-complex="15pt"/>
    </style:style>
    <style:style style:name="P4" style:family="paragraph" style:parent-style-name="Standard">
      <style:text-properties style:font-name="Liberation Serif" fo:font-size="15pt" officeooo:rsid="0020513a" officeooo:paragraph-rsid="0020513a" style:font-size-asian="15pt" style:font-size-complex="15pt"/>
    </style:style>
    <style:style style:name="P5" style:family="paragraph" style:parent-style-name="Standard">
      <style:text-properties style:font-name="Liberation Serif" fo:font-size="15pt" officeooo:rsid="0020513a" officeooo:paragraph-rsid="002246c9" style:font-size-asian="15pt" style:font-size-complex="15pt"/>
    </style:style>
    <style:style style:name="P6" style:family="paragraph" style:parent-style-name="Standard">
      <style:text-properties style:font-name="Liberation Serif" fo:font-size="15pt" officeooo:paragraph-rsid="002246c9" style:font-size-asian="15pt" style:font-size-complex="15pt"/>
    </style:style>
    <style:style style:name="P7" style:family="paragraph" style:parent-style-name="Standard">
      <style:text-properties style:font-name="Liberation Serif" fo:font-size="15pt" officeooo:rsid="002246c9" officeooo:paragraph-rsid="002246c9" style:font-size-asian="15pt" style:font-size-complex="15pt"/>
    </style:style>
    <style:style style:name="P8" style:family="paragraph" style:parent-style-name="Standard">
      <style:text-properties style:font-name="Liberation Serif" fo:font-size="15pt" officeooo:rsid="001b137e" officeooo:paragraph-rsid="001b137e" style:font-size-asian="15pt" style:font-size-complex="15pt"/>
    </style:style>
    <style:style style:name="P9" style:family="paragraph" style:parent-style-name="Standard">
      <style:text-properties style:font-name="Liberation Serif" fo:font-size="15pt" officeooo:rsid="00243d9b" officeooo:paragraph-rsid="002246c9" style:font-size-asian="15pt" style:font-size-complex="15pt"/>
    </style:style>
    <style:style style:name="P10" style:family="paragraph" style:parent-style-name="Standard">
      <style:text-properties style:font-name="Liberation Serif" fo:font-size="15pt" fo:font-weight="bold" officeooo:rsid="0025fef6" officeooo:paragraph-rsid="0025fef6" style:font-size-asian="15pt" style:font-weight-asian="bold" style:font-size-complex="15pt" style:font-weight-complex="bold"/>
    </style:style>
    <style:style style:name="P11" style:family="paragraph" style:parent-style-name="Standard">
      <style:text-properties fo:font-variant="normal" fo:text-transform="none" fo:color="#222222" style:font-name="Liberation Serif" fo:font-size="15pt" fo:letter-spacing="normal" fo:font-style="normal" fo:font-weight="normal" officeooo:rsid="00243d9b" officeooo:paragraph-rsid="00243d9b" style:font-size-asian="15pt" style:font-size-complex="15pt"/>
    </style:style>
    <style:style style:name="P12" style:family="paragraph" style:parent-style-name="Standard">
      <style:text-properties fo:font-variant="normal" fo:text-transform="none" fo:color="#222222" style:font-name="Liberation Serif" fo:font-size="15pt" fo:letter-spacing="normal" fo:font-style="normal" fo:font-weight="normal" officeooo:rsid="0025fef6" officeooo:paragraph-rsid="00243d9b" style:font-size-asian="15pt" style:font-size-complex="15pt"/>
    </style:style>
    <style:style style:name="P13" style:family="paragraph" style:parent-style-name="Standard">
      <style:text-properties fo:font-size="15pt" officeooo:rsid="001b137e" officeooo:paragraph-rsid="001b137e" style:font-size-asian="15pt" style:font-size-complex="15pt"/>
    </style:style>
    <style:style style:name="P14" style:family="paragraph" style:parent-style-name="Standard">
      <style:text-properties fo:font-size="15pt" officeooo:paragraph-rsid="0025fef6" style:font-size-asian="15pt" style:font-size-complex="15pt"/>
    </style:style>
    <style:style style:name="P15" style:family="paragraph" style:parent-style-name="Standard">
      <style:text-properties fo:font-size="15pt" officeooo:paragraph-rsid="0020513a" style:font-size-asian="15pt" style:font-size-complex="15pt"/>
    </style:style>
    <style:style style:name="P16" style:family="paragraph" style:parent-style-name="Standard">
      <style:text-properties fo:font-size="15pt" officeooo:rsid="002da50e" officeooo:paragraph-rsid="002da50e" style:font-size-asian="15pt" style:font-size-complex="15pt"/>
    </style:style>
    <style:style style:name="P17" style:family="paragraph" style:parent-style-name="Standard">
      <style:text-properties fo:font-size="18pt" fo:font-weight="bold" officeooo:rsid="001b137e" officeooo:paragraph-rsid="001b137e" style:font-size-asian="18pt" style:font-weight-asian="bold" style:font-size-complex="18pt" style:font-weight-complex="bold"/>
    </style:style>
    <style:style style:name="P18" style:family="paragraph" style:parent-style-name="Standard">
      <style:text-properties fo:font-size="12pt" fo:font-weight="bold" officeooo:rsid="0031f69c" officeooo:paragraph-rsid="0031f69c" style:font-size-asian="12pt" style:font-weight-asian="bold" style:font-size-complex="12pt" style:font-weight-complex="bold"/>
    </style:style>
    <style:style style:name="P19" style:family="paragraph" style:parent-style-name="Standard" style:list-style-name="L1">
      <style:text-properties style:font-name="Liberation Serif" fo:font-size="15pt" officeooo:rsid="001b137e" officeooo:paragraph-rsid="001b137e" style:font-size-asian="15pt" style:font-size-complex="15pt"/>
    </style:style>
    <style:style style:name="P20" style:family="paragraph" style:parent-style-name="Standard" style:list-style-name="L1">
      <style:text-properties style:font-name="Liberation Serif" fo:font-size="15pt" officeooo:rsid="001cac4f" officeooo:paragraph-rsid="001cac4f" style:font-size-asian="15pt" style:font-size-complex="15pt"/>
    </style:style>
    <style:style style:name="P21" style:family="paragraph" style:parent-style-name="Standard" style:list-style-name="L1">
      <style:text-properties style:font-name="Liberation Serif" fo:font-size="15pt" officeooo:rsid="001cac4f" officeooo:paragraph-rsid="0020513a" style:font-size-asian="15pt" style:font-size-complex="15pt"/>
    </style:style>
    <style:style style:name="P22" style:family="paragraph" style:parent-style-name="Standard" style:list-style-name="L1">
      <style:text-properties style:font-name="Liberation Serif" fo:font-size="15pt" officeooo:rsid="0020513a" officeooo:paragraph-rsid="002246c9" style:font-size-asian="15pt" style:font-size-complex="15pt"/>
    </style:style>
    <style:style style:name="T1" style:family="text">
      <style:text-properties officeooo:rsid="001cac4f"/>
    </style:style>
    <style:style style:name="T2" style:family="text">
      <style:text-properties officeooo:rsid="001e335e"/>
    </style:style>
    <style:style style:name="T3" style:family="text">
      <style:text-properties officeooo:rsid="001f674a"/>
    </style:style>
    <style:style style:name="T4" style:family="text">
      <style:text-properties officeooo:rsid="0020513a"/>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officeooo:rsid="00243d9b"/>
    </style:style>
    <style:style style:name="T7" style:family="text">
      <style:text-properties fo:font-variant="normal" fo:text-transform="none" fo:color="#222222" fo:letter-spacing="normal" fo:font-style="normal" fo:font-weight="normal" officeooo:rsid="0025fef6"/>
    </style:style>
    <style:style style:name="T8" style:family="text">
      <style:text-properties officeooo:rsid="002246c9"/>
    </style:style>
    <style:style style:name="T9" style:family="text">
      <style:text-properties style:font-name="Liberation Serif"/>
    </style:style>
    <style:style style:name="T10" style:family="text">
      <style:text-properties style:font-name="Liberation Serif" officeooo:rsid="0025fef6"/>
    </style:style>
    <style:style style:name="T11" style:family="text">
      <style:text-properties style:font-name="Liberation Serif" officeooo:rsid="002d29b6"/>
    </style:style>
    <style:style style:name="T12" style:family="text">
      <style:text-properties style:font-name="Liberation Serif" officeooo:rsid="001f674a"/>
    </style:style>
    <style:style style:name="T13" style:family="text">
      <style:text-properties style:font-name="Liberation Serif" officeooo:rsid="002a8590"/>
    </style:style>
    <style:style style:name="T14" style:family="text">
      <style:text-properties style:font-name="Liberation Serif" officeooo:rsid="002fcfda"/>
    </style:style>
    <style:style style:name="T15" style:family="text">
      <style:text-properties style:font-name="Liberation Serif" officeooo:rsid="0030904e"/>
    </style:style>
    <style:style style:name="T16" style:family="text">
      <style:text-properties officeooo:rsid="00243d9b"/>
    </style:style>
    <style:style style:name="T17" style:family="text">
      <style:text-properties officeooo:rsid="0031f69c"/>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ESCRIPTIVE WRITE-UP AND ERROR HANDLING</text:p>
      <text:p text:style-name="P13"/>
      <text:p text:style-name="P8">The shell can handle 10 commands :</text:p>
      <text:list xml:id="list1630100900" text:style-name="L1">
        <text:list-item>
          <text:p text:style-name="P19"><text:s text:c="10"/>cd - --help, -L, -P</text:p>
        </text:list-item>
        <text:list-item>
          <text:p text:style-name="P19"><text:s text:c="10"/>echo - --help, -n</text:p>
        </text:list-item>
        <text:list-item>
          <text:p text:style-name="P19"><text:s text:c="10"/>history - --help, -c</text:p>
        </text:list-item>
        <text:list-item>
          <text:p text:style-name="P19"><text:s text:c="10"/>pwd - --help, -L, -P</text:p>
        </text:list-item>
        <text:list-item>
          <text:p text:style-name="P19"><text:s text:c="10"/>exit – --help, <text:span text:style-name="T1">exit [n]</text:span></text:p>
        </text:list-item>
        <text:list-item>
          <text:p text:style-name="P20"><text:s text:c="10"/>ls - --help, -1</text:p>
        </text:list-item>
        <text:list-item>
          <text:p text:style-name="P20"><text:s text:c="10"/>cat - --help, -n</text:p>
        </text:list-item>
        <text:list-item>
          <text:p text:style-name="P20"><text:s text:c="10"/>rm - --help, -v</text:p>
        </text:list-item>
        <text:list-item>
          <text:p text:style-name="P20"><text:s text:c="10"/>mkdir - --help, -v</text:p>
        </text:list-item>
        <text:list-item>
          <text:p text:style-name="P20">date - --help, -u</text:p>
          <text:p text:style-name="P20"/>
          <text:p text:style-name="P21">The program handles two types of commands - internal and external. The internal commands have their defintion in the main program itself while the external commands have different programs. The internal commands functions are called directly in the main program directly while the external programs are called <text:span text:style-name="T2">by the child process created using fork(). The child process calls external command through</text:span> <text:span text:style-name="T2">execv()</text:span> <text:span text:style-name="T2">function in which the path of the executable file of the external command program is passed with the command line character array argument of the main program are passed as arguments. The parent process waits for the chld process to completes its execution by using wait(). If the creation of child fails then a error message is displayed. If the execv() fails to execute an external command the error is detected by the value returned by the it and a error message is printed on the shell. </text:span><text:span text:style-name="T3">If the command entered does not correspond to any of the commands implemented then a message is given on the shell and the user is asked to enter it again. Also, if the files could not be opened using fopen() then also error is dislayed is using perror() and program exits with error message. </text:span></text:p>
        </text:list-item>
      </text:list>
      <text:p text:style-name="P3"/>
      <text:p text:style-name="P10"><text:span text:style-name="T3">A</text:span>SSUMPTION<text:span text:style-name="T17">S AND BUGS HANDLING:</text:span></text:p>
      <text:p text:style-name="P14"><text:span text:style-name="T10"><text:tab/>Buffer size is taken to </text:span><text:span text:style-name="T11">64</text:span><text:span text:style-name="T10"> bytes.</text:span></text:p>
      <text:p text:style-name="P15"><text:span text:style-name="T12"><text:tab/></text:span><text:span text:style-name="T13">The history does not contain the complete input entered but only <text:tab/>contains the builtin command only.</text:span></text:p>
      <text:p text:style-name="P16"><text:span text:style-name="T13"><text:tab/>S</text:span><text:span text:style-name="T9">pace seperated file names are not handles. </text:span></text:p>
      <text:p text:style-name="P16"><text:span text:style-name="T9"><text:tab/></text:span><text:span text:style-name="T14">More than one </text:span><text:span text:style-name="T15">consecutive </text:span><text:span text:style-name="T14">space between two words of -n option of echo <text:tab/>command is not handled. </text:span></text:p>
      <text:p text:style-name="P16"><text:span text:style-name="T14"><text:tab/></text:span><text:span text:style-name="T15">More than one consecutive space between two words in echo is converted <text:tab/>to a sindle space in the output.</text:span></text:p>
      <text:p text:style-name="P3"/>
      <text:p text:style-name="P2"><text:soft-page-break/><text:span text:style-name="T3">--</text:span><text:span text:style-name="T4">help displays the the information about the builtin command </text:span></text:p>
      <text:p text:style-name="P2"/>
      <text:p text:style-name="P5">cd - used to change the directory</text:p>
      <text:p text:style-name="P2"/>
      <text:p text:style-name="P5">echo - it displays the line of text/string that are passed as an argument</text:p>
      <text:list xml:id="list212905847881134" text:continue-numbering="true" text:style-name="L1">
        <text:list-header>
          <text:p text:style-name="P22">-n – does not output the trailing line</text:p>
          <text:list>
            <text:list-header>
              <text:p text:style-name="P22"/>
            </text:list-header>
          </text:list>
        </text:list-header>
      </text:list>
      <text:p text:style-name="P4">history – <text:span text:style-name="T8">it displays the last commands that are recently used</text:span></text:p>
      <text:p text:style-name="P7"><text:tab/>-c – clear the history list by deleting all the commands</text:p>
      <text:p text:style-name="P7">pwd – it prints the path of the working directory starting from the root</text:p>
      <text:p text:style-name="P7"><text:tab/>-L - use PWD from environment, even if it contains symlinks</text:p>
      <text:p text:style-name="P7"><text:tab/>-P - avoid all symlinks</text:p>
      <text:p text:style-name="P6"/>
      <text:p text:style-name="P7">exit – it is used to exit the shell where it is currently running</text:p>
      <text:p text:style-name="P7"><text:tab/>exit [n] – exit with return status n</text:p>
      <text:p text:style-name="P7"/>
      <text:p text:style-name="P7">ls – <text:span text:style-name="T16">lists all the files and directories</text:span></text:p>
      <text:p text:style-name="P9"><text:tab/>-1 – lists one file per line</text:p>
      <text:p text:style-name="P7"/>
      <text:p text:style-name="P1"><text:span text:style-name="T16">cat –</text:span><text:span text:style-name="T6"> <text:s/></text:span><text:span text:style-name="T5">create single or multiple files, view contain of file, concatenate files and <text:tab/>redirect output in terminal or files</text:span></text:p>
      <text:p text:style-name="P1"><text:span text:style-name="T5"><text:tab/>-</text:span><text:span text:style-name="T6">n – number all output lines</text:span></text:p>
      <text:p text:style-name="P11"/>
      <text:p text:style-name="P1"><text:span text:style-name="T6">rm – <text:s/></text:span><text:span text:style-name="T5">rm stands for remove here. </text:span><text:span text:style-name="T6">r</text:span><text:span text:style-name="T5">m command is used to remove objects such <text:s text:c="3"/><text:tab/>as files, directories, symbolic links and so on from the file system like <text:tab/>UNIX</text:span></text:p>
      <text:p text:style-name="P1"><text:span text:style-name="T5"><text:tab/>-</text:span><text:span text:style-name="T6">v – it explains what it is doing</text:span></text:p>
      <text:p text:style-name="P11"/>
      <text:p text:style-name="P1"><text:span text:style-name="T6">mkdir - </text:span><text:span text:style-name="T5">create directories (also referred to as folders in some operating <text:tab/><text:tab/> <text:s text:c="3"/>systems ). This command can create multiple directories at once as well <text:tab/> <text:s text:c="3"/>as set the permissions for the directories</text:span></text:p>
      <text:p text:style-name="P11"><text:tab/>-v – prints a message for each created directory</text:p>
      <text:p text:style-name="P11"/>
      <text:p text:style-name="P1"><text:span text:style-name="T6">date – </text:span><text:span text:style-name="T7">used to display the system time and date</text:span></text:p>
      <text:p text:style-name="P12"><text:tab/>-u – print the set coordinated universal time (UTC)</text:p>
      <text:p text:style-name="P7"/>
      <text:p text:style-name="P7"/>
      <text:p text:style-name="P18">NOTE – Sample files named “testrmR.txt” &amp; “testrmV.txt” are added in Ans2 folder to test rm -r and rm -v commands respective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30T20:10:15.912515875</meta:creation-date>
    <dc:date>2020-10-19T21:29:04.180558414</dc:date>
    <meta:editing-duration>PT53M1S</meta:editing-duration>
    <meta:editing-cycles>10</meta:editing-cycles>
    <meta:generator>LibreOffice/6.4.6.2$Linux_X86_64 LibreOffice_project/40$Build-2</meta:generator>
    <meta:document-statistic meta:table-count="0" meta:image-count="0" meta:object-count="0" meta:page-count="2" meta:paragraph-count="41" meta:word-count="603" meta:character-count="3448" meta:non-whitespace-character-count="2760"/>
  </office:meta>
</office:document-meta>
</file>